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fo:font-weight="normal" officeooo:rsid="00252b0d" officeooo:paragraph-rsid="00252b0d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18.25pt" fo:font-weight="bold" officeooo:rsid="0027bc82" officeooo:paragraph-rsid="0027bc82" style:font-size-asian="16pt" style:language-asian="zh" style:country-asian="CN" style:font-weight-asian="bold" style:font-size-complex="18.25pt" style:font-weight-complex="bold"/>
    </style:style>
    <style:style style:name="P4" style:family="paragraph" style:parent-style-name="Standard">
      <style:text-properties fo:font-size="22pt" fo:font-weight="bold" officeooo:rsid="00252b0d" officeooo:paragraph-rsid="00252b0d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52b0d" officeooo:paragraph-rsid="00266a21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266a21" officeooo:paragraph-rsid="00266a21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289ab8" officeooo:paragraph-rsid="00289ab8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P9" style:family="paragraph" style:parent-style-name="Text_20_body">
      <style:text-properties fo:font-size="16pt" fo:font-weight="bold" officeooo:rsid="00289ab8" officeooo:paragraph-rsid="00289ab8" style:font-name-asian="微软雅黑" style:font-size-asian="16pt" style:language-asian="zh" style:country-asian="CN" style:font-weight-asian="bold" style:font-size-complex="16pt" style:font-weight-complex="bold"/>
    </style:style>
    <style:style style:name="P10" style:family="paragraph" style:parent-style-name="Text_20_body">
      <style:text-properties fo:font-size="18.25pt" style:font-size-asian="16pt" style:font-size-complex="18.25pt"/>
    </style:style>
    <style:style style:name="P11" style:family="paragraph" style:parent-style-name="Text_20_body">
      <style:text-properties fo:color="#ff0000" fo:font-size="18pt" style:font-size-asian="18pt" style:font-size-complex="18pt"/>
    </style:style>
    <style:style style:name="P12" style:family="paragraph" style:parent-style-name="Text_20_body">
      <style:text-properties style:font-name="Tahoma" fo:font-size="16pt" fo:font-weight="bold" officeooo:rsid="00252b0d" officeooo:paragraph-rsid="00252b0d" style:font-size-asian="16pt" style:language-asian="zh" style:country-asian="CN" style:font-weight-asian="normal" style:font-size-complex="16pt" style:font-weight-complex="normal"/>
    </style:style>
    <style:style style:name="P13" style:family="paragraph" style:parent-style-name="Text_20_body">
      <style:paragraph-properties fo:margin-left="1.27cm" fo:margin-right="0cm" fo:text-indent="0.776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1.111cm" fo:margin-right="0cm" fo:text-indent="0.776cm" style:auto-text-indent="false"/>
      <style:text-properties fo:font-size="16pt" style:font-size-asian="16pt" style:font-size-complex="16pt"/>
    </style:style>
    <style:style style:name="P15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6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17" style:family="paragraph" style:parent-style-name="Text_20_body">
      <style:paragraph-properties fo:margin-left="0.635cm" fo:margin-right="0cm" fo:text-indent="0.776cm" style:auto-text-indent="false"/>
      <style:text-properties fo:color="#ff0000" fo:font-size="16pt" style:font-name-asian="微软雅黑" style:font-size-asian="16pt" style:font-size-complex="16pt"/>
    </style:style>
    <style:style style:name="P18" style:family="paragraph" style:parent-style-name="Text_20_body">
      <style:paragraph-properties fo:margin-left="0.635cm" fo:margin-right="0cm" fo:text-indent="0.776cm" style:auto-text-indent="false"/>
      <style:text-properties fo:font-size="16pt" style:font-name-asian="微软雅黑" style:font-size-asian="16pt" style:font-size-complex="16pt"/>
    </style:style>
    <style:style style:name="P19" style:family="paragraph" style:parent-style-name="Text_20_body">
      <style:paragraph-properties fo:margin-left="0.635cm" fo:margin-right="0cm" fo:text-indent="0.776cm" style:auto-text-indent="false"/>
      <style:text-properties fo:font-size="16pt" style:font-size-asian="16pt" style:font-size-complex="16pt"/>
    </style:style>
    <style:style style:name="P20" style:family="paragraph" style:parent-style-name="Heading_20_1">
      <style:text-properties fo:font-size="18.25pt" style:font-size-asian="16pt" style:font-size-complex="18.25pt"/>
    </style:style>
    <style:style style:name="P21" style:family="paragraph" style:parent-style-name="Heading_20_1">
      <style:text-properties fo:font-size="16pt" style:font-size-asian="16pt" style:font-size-complex="16pt"/>
    </style:style>
    <style:style style:name="P22" style:family="paragraph" style:parent-style-name="Heading_20_2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23" style:family="paragraph" style:parent-style-name="Table_20_Contents">
      <style:text-properties fo:font-size="18.25pt" officeooo:rsid="001a33ca" officeooo:paragraph-rsid="001a33ca" style:font-size-asian="16pt" style:font-size-complex="18.25pt"/>
    </style:style>
    <style:style style:name="P24" style:family="paragraph" style:parent-style-name="Table_20_Contents">
      <style:text-properties fo:font-size="18.25pt" officeooo:rsid="001de8ff" officeooo:paragraph-rsid="001de8ff" style:font-size-asian="16pt" style:font-size-complex="18.25pt"/>
    </style:style>
    <style:style style:name="P25" style:family="paragraph" style:parent-style-name="Table_20_Contents">
      <style:text-properties fo:font-size="18.25pt" officeooo:rsid="00281601" officeooo:paragraph-rsid="00281601" style:font-size-asian="16pt" style:font-size-complex="18.25pt"/>
    </style:style>
    <style:style style:name="P26" style:family="paragraph" style:parent-style-name="Table_20_Contents">
      <style:text-properties fo:color="#000000" fo:font-size="18.25pt" officeooo:rsid="001567fa" officeooo:paragraph-rsid="001567fa" style:font-size-asian="16pt" style:font-size-complex="18.25pt"/>
    </style:style>
    <style:style style:name="P27" style:family="paragraph" style:parent-style-name="Table_20_Contents">
      <style:text-properties fo:font-size="22pt" officeooo:rsid="0026fc84" officeooo:paragraph-rsid="0026fc84" style:font-size-asian="22pt" style:font-size-complex="22pt"/>
    </style:style>
    <style:style style:name="P28" style:family="paragraph" style:parent-style-name="Table_20_Contents">
      <style:text-properties fo:font-size="22pt" officeooo:rsid="002aed8c" officeooo:paragraph-rsid="002aed8c" style:font-size-asian="22pt" style:font-size-complex="22pt"/>
    </style:style>
    <style:style style:name="P29" style:family="paragraph" style:parent-style-name="Table_20_Contents">
      <style:text-properties fo:font-size="22pt" officeooo:rsid="002e275b" officeooo:paragraph-rsid="002e275b" style:font-size-asian="22pt" style:font-size-complex="22pt"/>
    </style:style>
    <style:style style:name="P30" style:family="paragraph" style:parent-style-name="Heading_20_4">
      <style:text-properties fo:font-size="18pt" fo:font-weight="bold" officeooo:rsid="00289ab8" officeooo:paragraph-rsid="00289ab8" style:font-size-asian="18pt" style:language-asian="zh" style:country-asian="CN" style:font-weight-asian="bold" style:font-size-complex="18pt" style:font-weight-complex="bold"/>
    </style:style>
    <style:style style:name="P31" style:family="paragraph" style:parent-style-name="Heading_20_4">
      <style:text-properties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/>
    </style:style>
    <style:style style:name="T4" style:family="text">
      <style:text-properties style:font-name="Tahoma" fo:font-size="22pt" fo:font-weight="bold"/>
    </style:style>
    <style:style style:name="T5" style:family="text">
      <style:text-properties style:font-name="Tahoma" fo:font-weight="bold"/>
    </style:style>
    <style:style style:name="T6" style:family="text">
      <style:text-properties style:font-name="Tahoma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Tahoma" fo:font-size="16pt" style:font-size-complex="16pt"/>
    </style:style>
    <style:style style:name="T8" style:family="text">
      <style:text-properties style:font-name-asian="微软雅黑"/>
    </style:style>
    <style:style style:name="T9" style:family="text">
      <style:text-properties style:font-name-asian="微软雅黑" style:font-size-asian="22pt" style:font-weight-asian="bold"/>
    </style:style>
    <style:style style:name="T10" style:family="text">
      <style:text-properties style:font-name-asian="微软雅黑" style:font-weight-asian="bold"/>
    </style:style>
    <style:style style:name="T11" style:family="text">
      <style:text-properties style:font-name="Wingdings"/>
    </style:style>
    <style:style style:name="T12" style:family="text">
      <style:text-properties style:font-name="Wingdings" fo:font-weight="bold"/>
    </style:style>
    <style:style style:name="T13" style:family="text">
      <style:text-properties fo:color="#ff0000"/>
    </style:style>
    <style:style style:name="T14" style:family="text">
      <style:text-properties fo:color="#ff0000" style:font-name-asian="微软雅黑"/>
    </style:style>
    <style:style style:name="T15" style:family="text">
      <style:text-properties style:font-name="Consolas"/>
    </style:style>
    <style:style style:name="T16" style:family="text">
      <style:text-properties style:font-name-asian="Consolas"/>
    </style:style>
    <style:style style:name="T17" style:family="text">
      <style:text-properties style:font-name="Cambria" fo:font-weight="bold"/>
    </style:style>
    <style:style style:name="T18" style:family="text">
      <style:text-properties fo:font-size="16pt" style:font-name-asian="微软雅黑" style:font-size-complex="16pt"/>
    </style:style>
    <style:style style:name="T19" style:family="text">
      <style:text-properties style:font-name-asian="宋体1" style:font-weight-asian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officeooo:rsid="00297a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2">2.</text:span><text:span text:style-name="T5">JavaScript</text:span><text:span text:style-name="T10">的语法</text:span></text:h>
      <text:p text:style-name="P13"><text:span text:style-name="T11">n</text:span><text:span text:style-name="T8">区分大小写：与</text:span><text:span text:style-name="T3">Java</text:span><text:span text:style-name="T8">一样。变量、函数名、运算符以及其他一切东西都是区分大小写的。</text:span></text:p>
      <text:p text:style-name="P13"><text:span text:style-name="T11">n</text:span><text:span text:style-name="T8">变量是弱类型的：与</text:span><text:span text:style-name="T3">Java</text:span><text:span text:style-name="T8">不一样。</text:span><text:span text:style-name="T3">JavaScript</text:span><text:span text:style-name="T8">中的变量无特定的类型，定义变量时只用</text:span><text:span text:style-name="T3">var </text:span><text:span text:style-name="T8">运算符，可以将它初始化为任意的类型。变量的类型取决于给变量赋值的内容。</text:span></text:p>
      <text:p text:style-name="P13"><text:span text:style-name="T11">n</text:span><text:span text:style-name="T8">每行结尾的分号可有可无：与</text:span><text:span text:style-name="T3">Java</text:span><text:span text:style-name="T8">不一样。如果一条语句的结尾没有分号表明结束的话，前提是这样没有破坏代码的语义。最好的编写代码习惯是加入分号。</text:span></text:p>
      <text:p text:style-name="P13"><text:span text:style-name="T11">n</text:span><text:span text:style-name="T8">注释：与</text:span><text:span text:style-name="T3">Java</text:span><text:span text:style-name="T8">一样。支持</text:span>”<text:span text:style-name="T3">//”</text:span><text:span text:style-name="T8">、</text:span>”<text:span text:style-name="T3">/**/”</text:span><text:span text:style-name="T8">这几种常见的注释方式</text:span></text:p>
      <text:p text:style-name="P14"><text:span text:style-name="T3">{}</text:span><text:span text:style-name="T8">括号表明代码块：与</text:span><text:span text:style-name="T3">Java</text:span><text:span text:style-name="T8">一样。</text:span></text:p>
      <text:h text:style-name="P21" text:outline-level="1"><text:span text:style-name="T5">1.</text:span><text:span text:style-name="T10">变量</text:span></text:h>
      <text:p text:style-name="P8"><text:span text:style-name="T8"><text:s text:c="3"/>变量的定义：</text:span>var <text:span text:style-name="T8">变量名字 </text:span><text:span text:style-name="T3">= </text:span><text:span text:style-name="T8">变量的值；</text:span></text:p>
      <text:p text:style-name="P8"><text:span text:style-name="T3">J</text:span>ava<text:span text:style-name="T8">中局部变量必须赋给初始化，但是在</text:span><text:span text:style-name="T3">js</text:span><text:span text:style-name="T8">中不是必须的。</text:span></text:p>
      <text:p text:style-name="P8"><text:span text:style-name="T3">J</text:span>s<text:span text:style-name="T8">在定义的时候不指定具体的数据类型，而是根据具体赋给的值来决定是什么类型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6">&lt;script type="text/javascript"&gt;</text:p>
            <text:p text:style-name="P26"><text:span text:style-name="T13"><text:s/>var</text:span> age=12;</text:p>
            <text:p text:style-name="P26"><text:s/>var name="何明杰";</text:p>
            <text:p text:style-name="P26"><text:s/>var isnull=true;</text:p>
            <text:p text:style-name="P26"><text:s/>document.write(age +"数据类型+"+(typeof age)+"&lt;br&gt;");</text:p>
            <text:p text:style-name="P26"><text:s/>document.write(name +"数据类型+"+(typeof name)+"&lt;br&gt;");</text:p>
            <text:p text:style-name="P26"><text:s/>document.write(isnull +"数据类型+"+(typeof isnull)+"&lt;br&gt;");</text:p>
            <text:p text:style-name="P26"><text:s/>//js的变脸的数据类型随着值的改变而改变</text:p>
            <text:p text:style-name="P26"><text:s/>age=false;</text:p>
            <text:p text:style-name="P26"><text:s/>document.write(age +"数据类型+"+(typeof age)+"&lt;br&gt;");</text:p>
            <text:p text:style-name="P26"><text:s/>//js中变量可以重复，下面的变量会把上面的变量覆盖</text:p>
            <text:p text:style-name="P26"><text:s/>var name="杰哥";</text:p>
            <text:p text:style-name="P26"><text:s/>document.write(name +"数据类型+"+(typeof name)+"&lt;br&gt;");</text:p>
            <text:p text:style-name="P26"><text:soft-page-break/>&lt;/script&gt;</text:p>
          </table:table-cell>
        </table:table-row>
      </table:table>
      <text:p text:style-name="P11"><text:span text:style-name="T15">js</text:span><text:span text:style-name="T16">的变量的数据类型随着值的改变而改变</text:span></text:p>
      <text:p text:style-name="P11"><text:span text:style-name="T15">js</text:span><text:span text:style-name="T16">中变量可以重复，下面的变量会把上面重复的变量给覆盖</text:span></text:p>
      <text:p text:style-name="P1"/>
      <text:h text:style-name="P20" text:outline-level="1"><text:span text:style-name="T4">1.</text:span><text:span text:style-name="T9">数据类型</text:span></text:h>
      <text:p text:style-name="P15"><text:span text:style-name="T11">n</text:span><text:span text:style-name="T8">原始值，是存储在栈中的简单数据段，也就是说，它们的值直接存储在变量访问的地址。</text:span></text:p>
      <text:p text:style-name="P13"><text:span text:style-name="T11">n</text:span><text:span text:style-name="T8">引用值，是存储在栈中的对象，也就是说，存储在变量出的值是一个指针，指向存储对象的内存处。</text:span></text:p>
      <text:h text:style-name="P22" text:outline-level="2"><text:span text:style-name="T17">1.</text:span><text:span text:style-name="T19">原始值</text:span></text:h>
      <text:p text:style-name="P15"><text:span text:style-name="T8">五种原始类型，即</text:span><text:span text:style-name="T3">Undefined</text:span><text:span text:style-name="T8">、</text:span><text:span text:style-name="T3">Null</text:span><text:span text:style-name="T8">、</text:span><text:span text:style-name="T3">Boolean</text:span><text:span text:style-name="T8">、</text:span><text:span text:style-name="T3">Number</text:span><text:span text:style-name="T8">和</text:span><text:span text:style-name="T3">String</text:span><text:span text:style-name="T8">。</text:span></text:p>
      <text:p text:style-name="P15"><text:span text:style-name="T6">Number</text:span><text:span text:style-name="T8">：代表是数值类型，包括</text:span>java<text:span text:style-name="T8">中的</text:span><text:span text:style-name="T3">6</text:span><text:span text:style-name="T8">中数值类型，不管是整数还是小数都是使用</text:span><text:span text:style-name="T3">number</text:span><text:span text:style-name="T8">类型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3">&lt;script type="text/javascript"&gt;</text:p>
            <text:p text:style-name="P23"><text:s/>var price=100.12;</text:p>
            <text:p text:style-name="P23"><text:s/>document.write("price"+price+" <text:s text:c="2"/>数据类型"+(typeof price)+"&lt;br&gt;");</text:p>
            <text:p text:style-name="P23"><text:s/>//定义数值类型的包装类</text:p>
            <text:p text:style-name="P23"><text:s/>var age =new Number(20);</text:p>
            <text:p text:style-name="P23"><text:s/>document.write("age"+age+" <text:s text:c="2"/>数据类型"+(typeof age)+"&lt;br&gt;");</text:p>
            <text:p text:style-name="P23"><text:s/>//包装类可以获取最大值和最小值,相当于java中访问static的变量,</text:p>
            <text:p text:style-name="P23"><text:s/>//使用对象在eclipse中能提示，不能访问</text:p>
            <text:p text:style-name="P23"><text:s/>document.write(" <text:s text:c="2"/>数值类型的最大值"+Number.MAX_VALUE);</text:p>
            <text:p text:style-name="P23">&lt;/script&gt;</text:p>
          </table:table-cell>
        </table:table-row>
      </table:table>
      <text:p text:style-name="P1"/>
      <text:p text:style-name="P1"/>
      <text:p text:style-name="P1"/>
      <text:p text:style-name="P1"/>
      <text:p text:style-name="P10"><text:soft-page-break/><text:span text:style-name="T1">String</text:span><text:span text:style-name="T18">类型：字符串类型，在</text:span><text:span text:style-name="T7">js</text:span><text:span text:style-name="T18">中没有字符类型，字符串类型可以使用' <text:s text:c="3"/>'也可以使用“”，建议使用' <text:s text:c="5"/>'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4">&lt;script type="text/javascript"&gt;</text:p>
            <text:p text:style-name="P24"><text:s/>var name='何明杰';</text:p>
            <text:p text:style-name="P24"><text:s/>document.write("name :"+name+" <text:s text:c="2"/>数据类型:"+(typeof <text:s/>name)+"&lt;br&gt;");</text:p>
            <text:p text:style-name="P24"><text:s/>//包装类</text:p>
            <text:p text:style-name="P24"><text:s/>var name1=new String('java');</text:p>
            <text:p text:style-name="P24"><text:s/>document.write("name :"+name1+" <text:s text:c="2"/>数据类型:"+(typeof <text:s/>name1)+"&lt;br&gt;");</text:p>
            <text:p text:style-name="P24"><text:s/>var inde=name.indexOf('杰');</text:p>
            <text:p text:style-name="P24"><text:s/>document.write("索引:"+inde);</text:p>
            <text:p text:style-name="P24">var str= name.substring(1,2);</text:p>
            <text:p text:style-name="P24">document.write("切割字符:"+str);</text:p>
            <text:p text:style-name="P24">document.write("长度"+name.length);</text:p>
            <text:p text:style-name="P24">&lt;/script&gt;</text:p>
          </table:table-cell>
        </table:table-row>
      </table:table>
      <text:p text:style-name="P8"><text:span text:style-name="T6">B</text:span><text:span text:style-name="T20">oolean</text:span><text:span text:style-name="T8">类型：一共两个值</text:span><text:span text:style-name="T3">true</text:span><text:span text:style-name="T8">和</text:span><text:span text:style-name="T3">false</text:span><text:span text:style-name="T8">和</text:span><text:span text:style-name="T3">java</text:span><text:span text:style-name="T8">一样的。</text:span></text:p>
      <text:p text:style-name="P8"><text:span text:style-name="T5">Undefined</text:span><text:span text:style-name="T10">类型</text:span></text:p>
      <text:p text:style-name="P15">Undefined<text:span text:style-name="T8">类型只有一个值，即</text:span><text:span text:style-name="T3">undefined</text:span><text:span text:style-name="T8">。</text:span><text:span text:style-name="T14">当声明的变量未初始化时</text:span><text:span text:style-name="T8">，该变量的默认值是</text:span><text:span text:style-name="T3">undefined</text:span></text:p>
      <text:p text:style-name="P15"><text:span text:style-name="T8">当函数无明确返回值时，返回的也是值</text:span><text:span text:style-name="T3">undefined</text:span></text:p>
      <text:p text:style-name="P16"><text:span text:style-name="T12">Ø</text:span><text:span text:style-name="T5">Null</text:span><text:span text:style-name="T10">类型</text:span></text:p>
      <text:p text:style-name="P15">Null<text:span text:style-name="T8">类型也只有一个值</text:span><text:span text:style-name="T3">null</text:span><text:span text:style-name="T8">，即它的字面量。值</text:span><text:span text:style-name="T3">undefined</text:span><text:span text:style-name="T8">实际上是从值</text:span><text:span text:style-name="T3">null</text:span><text:span text:style-name="T8">派生来的，因此把它们定义为相等的。</text:span></text:p>
      <text:p text:style-name="P15"><text:tab/><text:tab/>alert(null == undefined)<text:tab/><text:tab/>//<text:span text:style-name="T8">输出</text:span><text:span text:style-name="T3">true </text:span></text:p>
      <text:p text:style-name="P15"><text:span text:style-name="T8">尽管这两个值相等，但它们的含义不同。</text:span><text:span text:style-name="T3">undefined</text:span><text:span text:style-name="T8">是声明了变量但未对其初始化，</text:span><text:span text:style-name="T3">null</text:span><text:span text:style-name="T8">则用于表示尚未存在的对象，比如无法获得文档中的对象。</text:span></text:p>
      <text:p text:style-name="P8"><text:span text:style-name="T8">页面加载的顺序是从上向下的，所以</text:span>js<text:span text:style-name="T8">是不能使用在他下面的</text:span><text:span text:style-name="T3">html</text:span><text:span text:style-name="T8">的。</text:span></text:p>
      <text:p text:style-name="P1"/>
      <text:p text:style-name="P6"><text:soft-page-break/>原始类型的相互转换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7"><text:s text:c="2"/>var numstr="122";</text:p>
            <text:p text:style-name="P27"><text:s text:c="2"/>alert(numstr+10);</text:p>
            <text:p text:style-name="P27"><text:s/>//字符转换数据类型 </text:p>
            <text:p text:style-name="P27"><text:s text:c="2"/>var num=<text:span text:style-name="T13">new Number</text:span>(numstr)</text:p>
            <text:p text:style-name="P27"><text:s text:c="2"/>alert(num+10);</text:p>
            <text:p text:style-name="P27"><text:s/></text:p>
            <text:p text:style-name="P27"><text:s/>var numb=70;</text:p>
            <text:p text:style-name="P27"><text:s/>var str=new String(numb);</text:p>
            <text:p text:style-name="P27"><text:s/>//类型变成字符串</text:p>
            <text:p text:style-name="P27"><text:s/>numb=numb+"";</text:p>
            <text:p text:style-name="P27"><text:s/>alert(str);</text:p>
          </table:table-cell>
        </table:table-row>
      </table:table>
      <text:p text:style-name="P5"/>
      <text:p text:style-name="P4">引用数据类型</text:p>
      <text:p text:style-name="P12">Math </text:p>
      <text:p text:style-name="P8"><text:span text:style-name="T5">Math</text:span><text:span text:style-name="T8">对象不能用</text:span><text:span text:style-name="T5">new</text:span><text:span text:style-name="T8">运算符创建，如果试图这样做则给出错误。在装载脚本引擎时由该引擎创建该对象。其所有方法和属性在脚本中总是可用。</text:span></text:p>
      <text:p text:style-name="P2"/>
      <text:p text:style-name="P2"/>
      <text:p text:style-name="P3">Date日期类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5">var birthday=new Date();</text:p>
            <text:p text:style-name="P25">//可以自定设置</text:p>
            <text:p text:style-name="P25">birthday.setDate(23);</text:p>
            <text:p text:style-name="P25">document.write(birthday.getFullYear()+"年");</text:p>
            <text:p text:style-name="P25">document.write(birthday.getMonth()+1+"月");</text:p>
            <text:p text:style-name="P25">document.write(birthday.getDate()+"日");</text:p>
            <text:p text:style-name="P25">document.write(birthday.getHours()+"时");</text:p>
            <text:p text:style-name="P25">document.write(birthday.getMinutes()+"分");</text:p>
            <text:p text:style-name="P25">document.write(birthday.getSeconds()+"秒");</text:p>
          </table:table-cell>
        </table:table-row>
      </table:table>
      <text:p text:style-name="P7"><text:soft-page-break/>Array <text:span text:style-name="T21">数组</text:span></text:p>
      <text:p text:style-name="P9">定义数组</text:p>
      <text:p text:style-name="P18">数组对象用来在单独的变量名中存储一系列的值。</text:p>
      <text:p text:style-name="P19"><text:span text:style-name="T8">我们使用关键词</text:span> new <text:span text:style-name="T8">来创建数组对象。下面的代码定义了一个名为 </text:span><text:span text:style-name="T3">myArray </text:span><text:span text:style-name="T8">的数组对象：</text:span></text:p>
      <text:p text:style-name="P17">注意：数组的长度是不固定的，可以自动扩展，而且我们不需要指定数组的长度。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8">//创建数组</text:p>
            <text:p text:style-name="P28">var arr =<text:span text:style-name="T13">new Array</text:span>();</text:p>
            <text:p text:style-name="P28">arr[0]=1;</text:p>
            <text:p text:style-name="P28">arr[1]=21;</text:p>
            <text:p text:style-name="P28">arr[2]="我";</text:p>
            <text:p text:style-name="P28">for(var i=0;i&lt;arr.length;i++){</text:p>
            <text:p text:style-name="P28"><text:tab/>document.write(arr[i]+" <text:s/>");</text:p>
            <text:p text:style-name="P28">}</text:p>
            <text:p text:style-name="P28">//在js中数组的长度不固定，和java中的集合一样</text:p>
            <text:p text:style-name="P28">var arr =new Array("a","b");</text:p>
            <text:p text:style-name="P28">arr[2]='accs';</text:p>
            <text:p text:style-name="P28">for(var i=0;i&lt;arr.length;i++){</text:p>
            <text:p text:style-name="P28"><text:tab/>document.write(arr[i]+" <text:s/>");</text:p>
            <text:p text:style-name="P28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h text:style-name="P30" text:outline-level="4"><text:soft-page-break/>Global </text:h>
      <text:h text:style-name="P31" text:outline-level="4"><text:span text:style-name="T2">isNaN():</text:span><text:span text:style-name="T19">判断是否不是一个数字，是一个能转成数字的类型则返回</text:span><text:span text:style-name="T2">false</text:span><text:span text:style-name="T19">，如果是一个不能转换成数字的是</text:span><text:span text:style-name="T2">true </text:span></text:h>
      <text:h text:style-name="P31" text:outline-level="4"><text:span text:style-name="T2">parseInt():</text:span><text:span text:style-name="T19">把数据变成整数</text:span></text:h>
      <text:h text:style-name="P31" text:outline-level="4"><text:span text:style-name="T2">parseFloat():</text:span><text:span text:style-name="T19">把数据变成小数</text:span></text:h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9">var arr='60.2';</text:p>
            <text:p text:style-name="P29">//isNaN false是数值,true不是数值,只要能转换成数值类型的值就认为是数值</text:p>
            <text:p text:style-name="P29">alert(<text:span text:style-name="T13">isNaN</text:span>(arr));</text:p>
            <text:p text:style-name="P29">//把字符串转换成数值</text:p>
            <text:p text:style-name="P29">var numb=new Number(arr);</text:p>
            <text:p text:style-name="P29">alert(numb);</text:p>
            <text:p text:style-name="P29">//使用global来做数值转换,如果是小数会自动取整</text:p>
            <text:p text:style-name="P29">numb=<text:span text:style-name="T13">parseInt</text:span>(arr);</text:p>
            <text:p text:style-name="P29">alert(numb+20);</text:p>
            <text:p text:style-name="P29">//把字符串类型的小数转换成数值的小数</text:p>
            <text:p text:style-name="P29">numb=<text:span text:style-name="T13">parseFloat</text:span>(arr);</text:p>
            <text:p text:style-name="P29">alert(numb+10)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mbria" svg:font-family="Cambria"/>
    <style:font-face style:name="Consolas" svg:font-family="Consolas"/>
    <style:font-face style:name="Tahoma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5S</meta:editing-duration>
    <meta:editing-cycles>27</meta:editing-cycles>
    <meta:generator>LibreOffice/5.3.0.3$Windows_X86_64 LibreOffice_project/7074905676c47b82bbcfbea1aeefc84afe1c50e1</meta:generator>
    <dc:date>2018-03-27T17:02:15.915000000</dc:date>
    <meta:document-statistic meta:table-count="7" meta:image-count="0" meta:object-count="0" meta:page-count="6" meta:paragraph-count="124" meta:word-count="1437" meta:character-count="3384" meta:non-whitespace-character-count="3233"/>
    <meta:user-defined meta:name="Info 1"/>
    <meta:user-defined meta:name="Info 2"/>
    <meta:user-defined meta:name="Info 3"/>
    <meta:user-defined meta:name="Info 4"/>
  </office:meta>
</office:document-meta>
</file>